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style:text-properties fo:color="#000000" style:font-name="Courier New" fo:font-size="9.5pt" fo:language="en" fo:country="US"/>
    </style:style>
    <style:style style:name="P2" style:family="paragraph" style:parent-style-name="Text_20_body">
      <style:text-properties fo:language="en" fo:country="US"/>
    </style:style>
    <style:style style:name="P3" style:family="paragraph" style:parent-style-name="Text_20_body">
      <style:text-properties fo:font-weight="bold"/>
    </style:style>
    <style:style style:name="P4" style:family="paragraph" style:parent-style-name="Text_20_body">
      <style:paragraph-properties fo:line-height="115%"/>
      <style:text-properties style:font-name="Courier New" fo:font-size="9.5pt" fo:language="en" fo:country="US"/>
    </style:style>
    <style:style style:name="P5" style:family="paragraph" style:parent-style-name="Text_20_body">
      <style:text-properties fo:color="#ff0000"/>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style:text-properties fo:color="#000000"/>
    </style:style>
    <style:style style:name="P8" style:family="paragraph" style:parent-style-name="Text_20_body">
      <style:paragraph-properties fo:margin-top="0cm" fo:margin-bottom="0cm"/>
      <style:text-properties fo:color="#000000" style:font-name="Courier New" fo:font-size="9.5pt" fo:language="en" fo:country="US"/>
    </style:style>
    <style:style style:name="P9" style:family="paragraph" style:parent-style-name="Text_20_body">
      <style:paragraph-properties fo:margin-top="0cm" fo:margin-bottom="0cm"/>
      <style:text-properties style:font-name="Courier New" fo:font-size="9.5pt" fo:language="en" fo:country="US"/>
    </style:style>
    <style:style style:name="P10" style:family="paragraph" style:parent-style-name="Text_20_body">
      <style:paragraph-properties fo:margin-left="1.249cm" fo:margin-right="0cm" fo:margin-top="0cm" fo:margin-bottom="0cm" fo:text-indent="0cm" style:auto-text-indent="false"/>
      <style:text-properties style:font-name="Courier New" fo:font-size="9.5pt" fo:language="en" fo:country="US"/>
    </style:style>
    <style:style style:name="P11" style:family="paragraph" style:parent-style-name="Text_20_body">
      <style:paragraph-properties fo:margin-left="2.498cm" fo:margin-right="0cm" fo:margin-top="0cm" fo:margin-bottom="0cm" fo:text-indent="0cm" style:auto-text-indent="false"/>
      <style:text-properties style:font-name="Courier New" fo:font-size="9.5pt" fo:language="en" fo:country="US"/>
    </style:style>
    <style:style style:name="P12" style:family="paragraph" style:parent-style-name="Text_20_body">
      <style:paragraph-properties fo:margin-left="3.747cm" fo:margin-right="0cm" fo:margin-top="0cm" fo:margin-bottom="0cm" fo:text-indent="0cm" style:auto-text-indent="false"/>
      <style:text-properties style:font-name="Courier New" fo:font-size="9.5pt" fo:language="en" fo:country="US"/>
    </style:style>
    <style:style style:name="P13" style:family="paragraph" style:parent-style-name="Text_20_body">
      <style:paragraph-properties fo:margin-left="4.995cm" fo:margin-right="0cm" fo:margin-top="0cm" fo:margin-bottom="0cm" fo:text-indent="0cm" style:auto-text-indent="false"/>
    </style:style>
    <style:style style:name="P14" style:family="paragraph" style:parent-style-name="Text_20_body">
      <style:paragraph-properties fo:margin-left="4.995cm" fo:margin-right="0cm" fo:margin-top="0cm" fo:margin-bottom="0cm" fo:text-indent="0cm" style:auto-text-indent="false"/>
      <style:text-properties style:font-name="Courier New" fo:font-size="9.5pt" fo:language="en" fo:country="US"/>
    </style:style>
    <style:style style:name="P15" style:family="paragraph" style:parent-style-name="Text_20_body">
      <style:paragraph-properties fo:line-height="115%"/>
      <style:text-properties fo:color="#000000" style:font-name="Courier New" fo:font-size="9.5pt" fo:language="en" fo:country="US"/>
    </style:style>
    <style:style style:name="P16" style:family="paragraph" style:parent-style-name="Text_20_body">
      <style:paragraph-properties fo:margin-top="0cm" fo:margin-bottom="0cm"/>
      <style:text-properties fo:color="#000000"/>
    </style:style>
    <style:style style:name="P17" style:family="paragraph" style:parent-style-name="Text_20_body">
      <style:paragraph-properties fo:margin-top="0cm" fo:margin-bottom="0cm"/>
      <style:text-properties fo:color="#000000" style:font-name="Courier New" fo:font-size="9.5pt" fo:language="en" fo:country="US"/>
    </style:style>
    <style:style style:name="T1" style:family="text">
      <style:text-properties fo:font-weight="bold"/>
    </style:style>
    <style:style style:name="T2" style:family="text">
      <style:text-properties fo:color="#ff0000"/>
    </style:style>
    <style:style style:name="T3" style:family="text">
      <style:text-properties fo:color="#ff0000" style:font-name="Courier New" fo:font-size="9.5pt" fo:language="en" fo:country="US"/>
    </style:style>
    <style:style style:name="T4" style:family="text">
      <style:text-properties style:font-name="Courier New" fo:font-size="9.5pt" fo:language="en" fo:country="US"/>
    </style:style>
    <style:style style:name="T5" style:family="text">
      <style:text-properties fo:color="#000000"/>
    </style:style>
    <style:style style:name="T6" style:family="text">
      <style:text-properties fo:color="#000000" style:font-name="Courier New" fo:font-size="9.5pt" fo:language="en" fo:country="US"/>
    </style:style>
    <style:style style:name="T7" style:family="text">
      <style:text-properties style:text-underline-style="solid" style:text-underline-width="auto" style:text-underline-color="font-color"/>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tivación:</text:h>
      <text:p text:style-name="Text_20_body"> </text:p>
      <text:p text:style-name="Text_20_body">El protocolo binario original es imposible de depurar al realizarse lecturas y escrituras por TCP a lo largo de todo el código.</text:p>
      <text:p text:style-name="Text_20_body">El protocolo JiL-XML utiliza en parte el protocolo XML-RPC para definir la interacción entre JiL y Java ofreciendo las siguientes ventajas:</text:p>
      <text:p text:style-name="Text_20_body">1) El protocolo es legible (simplifica la depuración)</text:p>
      <text:p text:style-name="Text_20_body">2) El protocolo es fácilmente extensible.</text:p>
      <text:p text:style-name="Text_20_body">3) Se separa completamente la implementación de los comandos de la comunicación. Esto simplifica portarlo a otros lenguajes/plataformas (JiL-c , JiL-PHP, acceso desde smartphones, JiL-matlab…… etc)</text:p>
      <text:p text:style-name="Text_20_body">4) Permite modificar FÁCILMENTE el método de transporte (TCP, UDP, HTTP… o cualquier cosa que acabe en P)</text:p>
      <text:h text:style-name="Heading_20_1" text:outline-level="1">Mecanismo:</text:h>
      <text:p text:style-name="Text_20_body"> </text:p>
      <text:p text:style-name="Text_20_body">Cada mensaje del protocolo se codifica en XML de acuerdo a la convención XML-RPC.</text:p>
      <text:p text:style-name="Text_20_body">Una vez extraído el comando XML se obtiene el método a ejecutar y se extraen los argumentos.</text:p>
      <text:p text:style-name="Text_20_body">Se ejecuta el comando.</text:p>
      <text:p text:style-name="Text_20_body">Se devuelve una respuesta que incluya el estado del comando o una <text:span text:style-name="T1">descripción textual comprensible del error que se ha producido.</text:span></text:p>
      <text:p text:style-name="Text_20_body"> </text:p>
      <text:h text:style-name="Heading_20_1" text:outline-level="1">Capa de transporte:</text:h>
      <text:p text:style-name="Text_20_body">Se comienza usando el protocolo XML-RPC sobre TCP en el puerto 2055.</text:p>
      <text:p text:style-name="Text_20_body">El paquete tiene una cabecera de tipo int32 que codifica el tamaño del mensaje precedido del XML.</text:p>
      <text:p text:style-name="Text_20_body"> </text:p>
      <text:h text:style-name="Heading_20_1" text:outline-level="1">Modificaciones en JIl:</text:h>
      <text:p text:style-name="Text_20_body"> </text:p>
      <text:p text:style-name="Text_20_body">Se rescribe JiL Por completo aprovechando las ideas y el código ya existente.</text:p>
      <text:p text:style-name="Text_20_body"> </text:p>
      <text:h text:style-name="Heading_20_1" text:outline-level="1">Métodos del protocolo:</text:h>
      <text:p text:style-name="Text_20_body"> </text:p>
      <text:h text:style-name="Heading_20_2" text:outline-level="2"><text:soft-page-break/>Connect()</text:h>
      <text:p text:style-name="Text_20_body"> </text:p>
      <text:p text:style-name="Text_20_body">Hay un pequeño intercambio de datos entre JIl y el cliente. En el intercambio el cliente y el servidor se identifican especificando las <text:span text:style-name="T2">versiones</text:span> del protocolo (para detectar posibles errores o incompatibilidades antes de continuar).  Se indica también si es necesario hacer autenticación. Se incluye un <text:span text:style-name="T2">identificador de sesión</text:span> aleatorio. Pasa al estado Connected.</text:p>
      <text:p text:style-name="Text_20_body">EL CLIENTE ENVÍA:</text:p>
      <text:p text:style-name="P8">&lt;?xml version="1.0"?&gt;</text:p>
      <text:p text:style-name="P8">&lt;methodCall&gt;</text:p>
      <text:p text:style-name="P8">&lt;methodName&gt;jil.connect&lt;/methodName&gt;</text:p>
      <text:p text:style-name="P1">&lt;/methodCall&gt;</text:p>
      <text:p text:style-name="Text_20_body">SI TODO VA BIEN EL SERVIDOR RESPONDE:</text:p>
      <text:p text:style-name="P8">&lt;?xml version="1.0"?&gt;</text:p>
      <text:p text:style-name="P8">&lt;methodResponse&gt;</text:p>
      <text:p text:style-name="P8">&lt;params&gt;</text:p>
      <text:p text:style-name="P7">      <text:span text:style-name="T4">&lt;param&gt;</text:span></text:p>
      <text:p text:style-name="P7">            <text:span text:style-name="T4">&lt;value&gt;</text:span></text:p>
      <text:p text:style-name="P6"><text:span text:style-name="T5">                  </text:span><text:span text:style-name="T6">&lt;string&gt;</text:span><text:span text:style-name="T3">version</text:span><text:span text:style-name="T6">&lt;/string&gt;</text:span></text:p>
      <text:p text:style-name="P7">            <text:span text:style-name="T4">&lt;/value&gt;</text:span></text:p>
      <text:p text:style-name="P7">      <text:span text:style-name="T4">&lt;/param&gt;</text:span></text:p>
      <text:p text:style-name="P7">      <text:span text:style-name="T4">&lt;param&gt;</text:span></text:p>
      <text:p text:style-name="P7">            <text:span text:style-name="T4">&lt;value&gt;</text:span></text:p>
      <text:p text:style-name="P6"><text:span text:style-name="T5">                  </text:span><text:span text:style-name="T6">&lt;i4&gt;</text:span><text:span text:style-name="T3">SesionID</text:span><text:span text:style-name="T6">&lt;/i4&gt;</text:span></text:p>
      <text:p text:style-name="P7">            <text:span text:style-name="T4">&lt;/value&gt;</text:span></text:p>
      <text:p text:style-name="P7">      <text:span text:style-name="T4">&lt;/param&gt;</text:span></text:p>
      <text:p text:style-name="P8">&lt;/params&gt;</text:p>
      <text:p text:style-name="P8">&lt;/methodResponse&gt;</text:p>
      <text:p text:style-name="Text_20_body"> </text:p>
      <text:p text:style-name="P2">POSIBLES FALLOS:</text:p>
      <text:p text:style-name="Text_20_body">[001]: “Warnig: User alredy connected” : No pasa nada, el usuario estaba conectado se queda todo igual.</text:p>
      <text:p text:style-name="Text_20_body">[002]: “Too many users connected” : No te deja conectar, la conexión se cierra.</text:p>
      <text:p text:style-name="Text_20_body"> </text:p>
      <text:h text:style-name="Heading_20_2" text:outline-level="2">Authenticate()</text:h>
      <text:p text:style-name="Text_20_body"> </text:p>
      <text:p text:style-name="Text_20_body">Se usa un usuario y una contraseña. El usuario y la contraseña no se envían en texto plano, se concatenan  con el identificador y se aplica MD5, esto se envía al servidor para que lo compruebe y si concuerda con algún usuario autorizado se pasa al estado Authenticated.</text:p>
      <text:h text:style-name="Heading_20_2" text:outline-level="2"> </text:h>
      <text:h text:style-name="Heading_20_2" text:outline-level="2">OpenVI()</text:h>
      <text:p text:style-name="Text_20_body"> </text:p>
      <text:p text:style-name="Text_20_body">Se envía la ruta del Vi que hay que abrir. Sólo funciona en estado Authenticado y si tiene éxito pasa <text:soft-page-break/>al estado Opened. Devuelve la lista de identificadores y controles disponibles y sus tipos.</text:p>
      <text:p text:style-name="Text_20_body"/>
      <text:p text:style-name="Text_20_body">EL CLIENTE ENVÍA:</text:p>
      <text:p text:style-name="P8">&lt;?xml version="1.0"?&gt;</text:p>
      <text:p text:style-name="P8">&lt;methodCall&gt;</text:p>
      <text:p text:style-name="P8">&lt;methodName&gt;jil.openVI&lt;/methodName&gt;</text:p>
      <text:p text:style-name="P8">&lt;params&gt;&lt;param&gt;&lt;value&gt;&lt;string&gt;vi_path&lt;string&gt;&lt;/value&gt;&lt;/param&gt;&lt;/params&gt;</text:p>
      <text:p text:style-name="P1">&lt;/methodCall&gt;</text:p>
      <text:p text:style-name="Text_20_body">SI TODO VA BIEN EL SERVIDOR RESPONDE:</text:p>
      <text:p text:style-name="P8">&lt;?xml version="1.0"?&gt;</text:p>
      <text:p text:style-name="P8">&lt;methodResponse&gt;</text:p>
      <text:p text:style-name="P8">&lt;params&gt;</text:p>
      <text:p text:style-name="P7"><text:s text:c="5"/><text:span text:style-name="T4">&lt;param&gt;</text:span></text:p>
      <text:p text:style-name="P7"><text:span text:style-name="T4"><text:tab/>&lt;array&gt;</text:span></text:p>
      <text:p text:style-name="P7"><text:span text:style-name="T4"><text:tab/>&lt;value&gt;&lt;struct&gt;</text:span></text:p>
      <text:p text:style-name="P7"><text:span text:style-name="T4"><text:s/><text:tab/> <text:s text:c="2"/>&lt;member&gt;</text:span></text:p>
      <text:p text:style-name="P7"><text:span text:style-name="T4"><text:tab/><text:tab/>&lt;name&gt;nombre&lt;/name&gt;</text:span></text:p>
      <text:p text:style-name="P7"><text:span text:style-name="T4"><text:tab/><text:tab/>&lt;value&gt;&lt;string&gt;</text:span><text:span text:style-name="T3">nombre</text:span><text:span text:style-name="T4">&lt;/string&gt;&lt;/value&gt;</text:span></text:p>
      <text:p text:style-name="P7"><text:span text:style-name="T4"><text:tab/> <text:s text:c="2"/>&lt;member&gt;</text:span></text:p>
      <text:p text:style-name="P7"><text:span text:style-name="T4"><text:s/><text:tab/> <text:s text:c="2"/>&lt;member&gt;</text:span></text:p>
      <text:p text:style-name="P7"><text:span text:style-name="T4"><text:tab/><text:tab/>&lt;name&gt;control_indicador&lt;/name&gt;</text:span></text:p>
      <text:p text:style-name="P7"><text:span text:style-name="T4"><text:tab/><text:tab/>&lt;value&gt;&lt;string&gt;</text:span><text:span text:style-name="T3">”control” o “indicador”</text:span><text:span text:style-name="T4">&lt;/string&gt;&lt;/string&gt;</text:span></text:p>
      <text:p text:style-name="P7"><text:span text:style-name="T4"><text:tab/> <text:s text:c="2"/>&lt;member&gt;</text:span></text:p>
      <text:p text:style-name="P7"><text:span text:style-name="T4"><text:s/><text:tab/> <text:s text:c="2"/>&lt;member&gt;</text:span></text:p>
      <text:p text:style-name="P7"><text:span text:style-name="T4"><text:tab/><text:tab/>&lt;name&gt;tipo de datos&lt;/name&gt;</text:span></text:p>
      <text:p text:style-name="P7"><text:span text:style-name="T4"><text:tab/><text:tab/>&lt;value&gt;&lt;string&gt;</text:span><text:span text:style-name="T3">nombre</text:span><text:span text:style-name="T4">&lt;/string&gt;&lt;/value&gt;</text:span></text:p>
      <text:p text:style-name="P7"><text:span text:style-name="T4"><text:tab/> <text:s text:c="2"/>&lt;member&gt;</text:span></text:p>
      <text:p text:style-name="P7"><text:span text:style-name="T4"><text:s text:c="6"/>&lt;struct&gt;&lt;/value&gt;</text:span></text:p>
      <text:p text:style-name="P7"><text:span text:style-name="T4"><text:tab/>&lt;/array&gt;</text:span></text:p>
      <text:p text:style-name="P7"><text:span text:style-name="T4"><text:s text:c="3"/>&lt;/param&gt;</text:span></text:p>
      <text:p text:style-name="P7"><text:span text:style-name="T4">&lt;/params&gt;</text:span></text:p>
      <text:p text:style-name="Text_20_body"><text:span text:style-name="T6">&lt;/methodResponse&gt;</text:span> </text:p>
      <text:h text:style-name="Heading_20_2" text:outline-level="2">Run()</text:h>
      <text:p text:style-name="Text_20_body"> </text:p>
      <text:p text:style-name="Text_20_body">Sólo funciona en el estado Opened. Devuelve un ACK.</text:p>
      <text:p text:style-name="Text_20_body"> </text:p>
      <text:h text:style-name="Heading_20_2" text:outline-level="2">Stop()</text:h>
      <text:p text:style-name="Text_20_body"> </text:p>
      <text:p text:style-name="Text_20_body">Pasa al estado Opened y para el Vi.</text:p>
      <text:h text:style-name="Heading_20_2" text:outline-level="2">Close()</text:h>
      <text:p text:style-name="Text_20_body"> </text:p>
      <text:p text:style-name="Text_20_body">Pasa al estado Authenticated y cierra el Vi.</text:p>
      <text:p text:style-name="Text_20_body"> </text:p>
      <text:p text:style-name="Text_20_body"/>
      <text:p text:style-name="Text_20_body"/>
      <text:p text:style-name="Text_20_body"/>
      <text:p text:style-name="Text_20_body"><text:soft-page-break/>EL CLIENTE ENVÍA:</text:p>
      <text:p text:style-name="P8">&lt;?xml version="1.0"?&gt;</text:p>
      <text:p text:style-name="P8">&lt;methodCall&gt;</text:p>
      <text:p text:style-name="P8">&lt;methodName&gt;jil.closeVI&lt;/methodName&gt;</text:p>
      <text:p text:style-name="P1">&lt;/methodCall&gt;</text:p>
      <text:p text:style-name="Text_20_body">SI TODO VA BIEN EL SERVIDOR RESPONDE:</text:p>
      <text:p text:style-name="P8">&lt;?xml version="1.0"?&gt;</text:p>
      <text:p text:style-name="P8">&lt;methodResponse&gt;</text:p>
      <text:p text:style-name="P8">&lt;params&gt;</text:p>
      <text:p text:style-name="P7"><text:s text:c="5"/><text:span text:style-name="T4">&lt;param&gt;</text:span></text:p>
      <text:p text:style-name="P7"><text:span text:style-name="T4"><text:tab/>&lt;value&gt;&lt;string&gt;OK&lt;/string&gt;&lt;/value&gt;</text:span></text:p>
      <text:p text:style-name="P7"><text:span text:style-name="T4"><text:s text:c="3"/>&lt;/param&gt;</text:span></text:p>
      <text:p text:style-name="P7"><text:span text:style-name="T4">&lt;/params&gt;</text:span></text:p>
      <text:p text:style-name="Text_20_body"><text:span text:style-name="T6">&lt;/methodResponse&gt;</text:span> </text:p>
      <text:h text:style-name="Heading_20_2" text:outline-level="2">Disconect()</text:h>
      <text:p text:style-name="Text_20_body"> </text:p>
      <text:p text:style-name="Text_20_body">Cierra el parser, devuelve un mensaje de despedida y pasa al estado Exit.</text:p>
      <text:p text:style-name="Text_20_body"> </text:p>
      <text:p text:style-name="Text_20_body">EL CLIENTE ENVÍA:</text:p>
      <text:p text:style-name="P8">&lt;?xml version="1.0"?&gt;</text:p>
      <text:p text:style-name="P8">&lt;methodCall&gt;</text:p>
      <text:p text:style-name="P8">&lt;methodName&gt;jil.disconnect&lt;/methodName&gt;</text:p>
      <text:p text:style-name="P1">&lt;/methodCall&gt;</text:p>
      <text:p text:style-name="Text_20_body">SI TODO VA BIEN EL SERVIDOR RESPONDE:</text:p>
      <text:p text:style-name="P8">&lt;?xml version="1.0"?&gt;</text:p>
      <text:p text:style-name="P8">&lt;methodResponse&gt;</text:p>
      <text:p text:style-name="P8">&lt;params&gt;</text:p>
      <text:p text:style-name="P7"><text:s text:c="5"/><text:span text:style-name="T4">&lt;param&gt;</text:span></text:p>
      <text:p text:style-name="P7"><text:span text:style-name="T4"><text:tab/>&lt;value&gt;&lt;string&gt;bye bye!&lt;/string&gt;&lt;/value&gt;</text:span></text:p>
      <text:p text:style-name="P7"><text:span text:style-name="T4"><text:s text:c="3"/>&lt;/param&gt;</text:span></text:p>
      <text:p text:style-name="P7"><text:span text:style-name="T4">&lt;/params&gt;</text:span></text:p>
      <text:p text:style-name="Text_20_body"><text:span text:style-name="T6">&lt;/methodResponse&gt;</text:span> </text:p>
      <text:p text:style-name="Text_20_body"> </text:p>
      <text:p text:style-name="Text_20_body"> </text:p>
      <text:p text:style-name="Text_20_body"> </text:p>
      <text:p text:style-name="Text_20_body"> </text:p>
      <text:h text:style-name="Heading_20_2" text:outline-level="2">Fallos:</text:h>
      <text:p text:style-name="Text_20_body"> </text:p>
      <text:p text:style-name="P3">Si un método no funciona se devuelve un mensaje de error descriptivo usando la especificación del protocolo XML-RPC. Contiene un identificador de fallo (numérico) y un descriptor de fallo legible.</text:p>
      <text:p text:style-name="Text_20_body">SI FALLA EL SERVIDOR CONTESTA:</text:p>
      <text:p text:style-name="P9">&lt;?xml version="1.0"?&gt;</text:p>
      <text:p text:style-name="P9">&lt;methodResponse&gt;</text:p>
      <text:p text:style-name="P9">&lt;fault&gt;</text:p>
      <text:p text:style-name="P10">&lt;value&gt;</text:p>
      <text:p text:style-name="P11"><text:soft-page-break/>&lt;struct&gt;</text:p>
      <text:p text:style-name="P12">&lt;member&gt;</text:p>
      <text:p text:style-name="P14">&lt;name&gt;faultCode&lt;/name&gt;</text:p>
      <text:p text:style-name="P14">&lt;value&gt;&lt;int&gt;<text:span text:style-name="T2">ID de fallo</text:span>&lt;/int&gt;&lt;/value&gt;</text:p>
      <text:p text:style-name="P12">&lt;/member&gt;</text:p>
      <text:p text:style-name="P12">&lt;member&gt;</text:p>
      <text:p text:style-name="P14">&lt;name&gt;faultString&lt;/name&gt;</text:p>
      <text:p text:style-name="P13"><text:span text:style-name="T4">&lt;value&gt;&lt;string&gt;</text:span><text:span text:style-name="T3">Descriptor de </text:span><text:span text:style-name="T2"><text:s/></text:span><text:span text:style-name="T3">fallo</text:span><text:span text:style-name="T4">&lt;/string&gt;&lt;/value&gt;</text:span></text:p>
      <text:p text:style-name="P12">&lt;/member&gt;</text:p>
      <text:p text:style-name="P11">&lt;/struct&gt;</text:p>
      <text:p text:style-name="P10">&lt;/value&gt;</text:p>
      <text:p text:style-name="P9">&lt;/fault&gt;</text:p>
      <text:p text:style-name="P4">&lt;/methodResponse&gt;</text:p>
      <text:p text:style-name="Text_20_body">FALLOS GENERICOS:</text:p>
      <text:p text:style-name="Text_20_body">Los errores referidos al formato de las peticiones XML-RPC son los siguientes:</text:p>
      <text:p text:style-name="Text_20_body">[901]: “Bad formated XML:</text:p>
      <text:p text:style-name="P5">descripción del error</text:p>
      <text:p text:style-name="Text_20_body">Este error no ejecuta ningún <text:span text:style-name="T8">comando,</text:span> en su lugar avisa <text:span text:style-name="T7">de</text:span> que el formato es incorrecto y devuelve el paquete recibido (para su inspección) cambiando los &lt; y &amp; de acuerdo a la convención XML-RPC</text:p>
      <text:p text:style-name="P5">ojo: no se admiten strings con cosas raras “&amp;” como entrada. Internamente Labview usa ASCII, otra cosa es que las respuestas sean en UTF8. Si la aplicación de destino no admite este formato debe retirar los dos primeros bytes (BOM) del string</text:p>
      <text:p text:style-name="Text_20_body"/>
      <text:p text:style-name="Text_20_body">[902]:”Error getting method name”: pues eso, un error leyendo el nombre del método</text:p>
      <text:p text:style-name="Text_20_body"/>
      <text:p text:style-name="Text_20_body">[903]”Unknown data type: <text:span text:style-name="T2">type</text:span>” se produce al encontrar un argumento de un tipo no reconocido en XML-RPC indica textualmente el tipo recibido.</text:p>
      <text:p text:style-name="Text_20_body">[904]”Unknown Method: <text:span text:style-name="T2">mehod name</text:span>” se produce al encontrar nombre de método no reconocido por JIL. Indica textualmente el nombre recibido.</text:p>
      <text:p text:style-name="Text_20_body"/>
      <text:h text:style-name="Heading_20_1" text:outline-level="1">Estados de JiL:</text:h>
      <text:p text:style-name="Text_20_body"> </text:p>
      <text:p text:style-name="Text_20_body">El servidor será una máquina de estados con los siguientes estados:</text:p>
      <text:p text:style-name="Text_20_body">-Idle: Todavía no se ha establecido la conexión.</text:p>
      <text:p text:style-name="Text_20_body">-Connected: Simplemente hemos empezado la conexión.</text:p>
      <text:p text:style-name="Text_20_body">-Authenticated: Ya hos hemos autenticado.</text:p>
      <text:p text:style-name="Text_20_body">-Opened: Vi abieto y listo para usarse.</text:p>
      <text:p text:style-name="Text_20_body">-Exit: El servidor se está cerran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ctino Chaos</meta:initial-creator>
    <meta:creation-date>2012-12-14T17:37:59.92</meta:creation-date>
    <dc:date>2012-12-18T11:29:21</dc:date>
    <dc:creator>Jesús Chacón</dc:creator>
    <meta:editing-duration>PT7H8M21S</meta:editing-duration>
    <meta:editing-cycles>14</meta:editing-cycles>
    <meta:generator>LibreOffice/3.5$Linux_X86_64 LibreOffice_project/350m1$Build-2</meta:generator>
    <meta:document-statistic meta:table-count="0" meta:image-count="0" meta:object-count="0" meta:page-count="5" meta:paragraph-count="176" meta:word-count="805" meta:character-count="5968" meta:non-whitespace-character-count="5099"/>
  </office:meta>
</office:document-meta>
</file>